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2000002D0FD281707.png" manifest:media-type="image/png"/>
  <manifest:file-entry manifest:full-path="Pictures/10000001000003C0000002A11F3AE4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9.753cm" fo:min-width="13.153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655cm" fo:min-width="1.088cm" loext:decorative="false"/>
    </style:style>
    <style:style style:name="gr7" style:family="graphic" style:parent-style-name="objectwithoutfill">
      <style:graphic-properties draw:marker-end="Arrowheads_20_1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972cm" fo:min-width="3.628cm" loext:decorative="false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019cm" fo:min-width="2.38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1.072cm" loext:decorative="false"/>
      <style:paragraph-properties style:writing-mode="lr-tb"/>
    </style:style>
    <style:style style:name="gr12" style:family="graphic" style:parent-style-name="objectwithoutfill">
      <style:graphic-properties svg:stroke-color="#f44336" draw:marker-start="Arrowheads_20_4" draw:marker-start-width="0.305cm" draw:marker-end="Arrowheads_20_2" draw:marker-end-width="0.3cm" draw:fill="none" draw:fill-color="#000000" draw:textarea-vertical-align="middle" loext:decorative="false"/>
    </style:style>
    <style:style style:name="gr13" style:family="graphic" style:parent-style-name="standard">
      <style:graphic-properties svg:stroke-color="#f44336" draw:fill-color="#fafafa" draw:textarea-horizontal-align="justify" draw:textarea-vertical-align="middle" draw:auto-grow-height="false" fo:min-height="1.973cm" fo:min-width="2.04cm" loext:decorative="false"/>
      <style:paragraph-properties style:writing-mode="lr-tb"/>
    </style:style>
    <style:style style:name="gr14" style:family="graphic" style:parent-style-name="objectwithoutfill">
      <style:graphic-properties svg:stroke-color="#9e9e9e" draw:marker-end="Arrowheads_20_3" draw:marker-end-width="0.3cm" draw:fill="none" draw:fill-color="#000000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425cm" fo:min-width="1.297cm" loext:decorative="false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afafa" loext:opacity="100%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fafafa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color="#ff5722" loext:opacity="100%"/>
    </style:style>
    <style:style style:name="P15" style:family="paragraph">
      <loext:graphic-properties draw:fill="none" draw:fill-color="#ffffff"/>
      <style:text-properties fo:color="#ff5722" loext:opacity="100%"/>
    </style:style>
    <style:style style:name="T1" style:family="text">
      <style:text-properties fo:color="#fafafa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572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3cm" svg:height="20.003cm" svg:x="15.922cm" svg:y="0.6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316cm" svg:height="5.129cm" svg:x="1.303cm" svg:y="6.983cm">
          <draw:image xlink:href="Pictures/10000001000003C0000002A11F3AE422.png" xlink:type="simple" xlink:show="embed" xlink:actuate="onLoad" draw:mime-type="image/png">
            <text:p/>
          </draw:image>
        </draw:frame>
        <draw:frame draw:style-name="gr3" draw:text-style-name="P3" draw:layer="layout" svg:width="7.62cm" svg:height="1.588cm" svg:x="1.317cm" svg:y="12.429cm">
          <draw:text-box>
            <text:p text:style-name="P2">Your laptop</text:p>
          </draw:text-box>
        </draw:frame>
        <draw:frame draw:style-name="gr3" draw:text-style-name="P3" draw:layer="layout" svg:width="7.62cm" svg:height="1.588cm" svg:x="1.082cm" svg:y="4.492cm">
          <draw:text-box>
            <text:p text:style-name="P2">The ports of your laptop</text:p>
          </draw:text-box>
        </draw:frame>
        <draw:frame draw:style-name="gr4" draw:text-style-name="P2" draw:layer="layout" svg:width="6.164cm" svg:height="9.524cm" svg:x="17.51cm" svg:y="5.446cm">
          <draw:image xlink:href="Pictures/10000001000001D2000002D0FD281707.png" xlink:type="simple" xlink:show="embed" xlink:actuate="onLoad" draw:mime-type="image/png">
            <text:p text:style-name="P2">Login node</text:p>
            <text:p text:style-name="P2">Front-end</text:p>
          </draw:image>
        </draw:frame>
        <draw:frame draw:style-name="gr4" draw:text-style-name="P2" draw:layer="layout" svg:width="3.059cm" svg:height="4.727cm" svg:x="24.928cm" svg:y="1.353cm">
          <draw:image xlink:href="Pictures/10000001000001D2000002D0FD281707.png" xlink:type="simple" xlink:show="embed" xlink:actuate="onLoad" draw:mime-type="image/png">
            <text:p text:style-name="P2">Calcul</text:p>
            <text:p text:style-name="P2">node 1</text:p>
          </draw:image>
        </draw:frame>
        <draw:frame draw:style-name="gr4" draw:text-style-name="P2" draw:layer="layout" svg:width="3.059cm" svg:height="4.727cm" svg:x="25.13cm" svg:y="7.35cm">
          <draw:image xlink:href="Pictures/10000001000001D2000002D0FD281707.png" xlink:type="simple" xlink:show="embed" xlink:actuate="onLoad" draw:mime-type="image/png">
            <text:p text:style-name="P4">Calcul</text:p>
            <text:p text:style-name="P4">node 2</text:p>
          </draw:image>
        </draw:frame>
        <draw:frame draw:style-name="gr4" draw:text-style-name="P2" draw:layer="layout" svg:width="3.059cm" svg:height="4.727cm" svg:x="25.447cm" svg:y="13.065cm">
          <draw:image xlink:href="Pictures/10000001000001D2000002D0FD281707.png" xlink:type="simple" xlink:show="embed" xlink:actuate="onLoad" draw:mime-type="image/png">
            <text:p text:style-name="P4">Calcul</text:p>
            <text:p text:style-name="P4">Node ...</text:p>
          </draw:image>
        </draw:frame>
        <draw:frame draw:style-name="gr5" draw:text-style-name="P5" draw:layer="layout" svg:width="7.302cm" svg:height="1.905cm" svg:x="16.24cm" svg:y="1cm">
          <draw:text-box>
            <text:p>CLUSTER like</text:p>
            <text:p>jed.epfl.ch</text:p>
          </draw:text-box>
        </draw:frame>
        <draw:custom-shape draw:style-name="gr6" draw:text-style-name="P6" draw:layer="layout" svg:width="1.588cm" svg:height="1.905cm" svg:x="5.762cm" svg:y="7.66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35cm" svg:y1="8.62cm" svg:x2="18.145cm" svg:y2="7.35cm">
          <text:p/>
        </draw:line>
        <draw:frame draw:style-name="gr8" draw:text-style-name="P8" draw:layer="layout" svg:width="1.488cm" svg:height="0.962cm" svg:x="5.762cm" svg:y="7.975cm">
          <draw:text-box>
            <text:p><text:span text:style-name="T1">ssh</text:span></text:p>
          </draw:text-box>
        </draw:frame>
        <draw:custom-shape draw:style-name="gr9" draw:text-style-name="P6" draw:layer="layout" svg:width="4.128cm" svg:height="2.222cm" draw:transform="skewX (-0.0296705972839036) translate (19.097cm 6.715cm)">
          <text:p text:style-name="P2">sbatch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886cm" svg:height="1.269cm" draw:transform="skewX (-0.0296705972839036) translate (25.13cm 10.526cm)">
          <text:p text:style-name="P9"><text:span text:style-name="T2">apptainer 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22cm" svg:height="1.27cm" svg:x="26.4cm" svg:y="7.032cm">
          <text:p text:style-name="P11"><text:span text:style-name="T3">833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2.222cm" svg:height="1.27cm" svg:x="5.762cm" svg:y="5.445cm">
          <text:p text:style-name="P11"><text:span text:style-name="T3">878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7" draw:layer="layout" svg:x1="7.985cm" svg:y1="6.397cm" svg:x2="26.4cm" svg:y2="7.667cm">
          <text:p/>
        </draw:line>
        <draw:custom-shape draw:style-name="gr13" draw:text-style-name="P12" draw:layer="layout" svg:width="2.54cm" svg:height="2.223cm" svg:x="2.587cm" svg:y="7.667cm">
          <text:p text:style-name="P2"><text:span text:style-name="T4">l</text:span><text:span text:style-name="T4">o</text:span><text:span text:style-name="T4">c</text:span><text:span text:style-name="T4">a</text:span><text:span text:style-name="T4">l</text:span><text:span text:style-name="T4">h</text:span><text:span text:style-name="T4">o</text:span><text:span text:style-name="T4">s</text:span><text:span text:style-name="T4">t</text:span><text:span text:style-name="T4">:</text:span><text:span text:style-name="T4"><text:line-break/></text:span><text:span text:style-name="T4">8</text:span><text:span text:style-name="T4">7</text:span><text:span text:style-name="T4">8</text:span><text:span text:style-name="T4">7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4.492cm" svg:y1="7.667cm" svg:x2="6.08cm" svg:y2="6.715cm">
          <text:p/>
        </draw:line>
        <draw:custom-shape draw:style-name="gr15" draw:text-style-name="P13" draw:layer="layout" svg:width="2.541cm" svg:height="0.953cm" svg:x="18.144cm" svg:y="6.715cm">
          <text:p text:style-name="P13"><text:span text:style-name="T5">2</text:span>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15" draw:layer="layout" svg:width="3.81cm" svg:height="1.905cm" svg:x="10.842cm" svg:y="5.762cm">
          <draw:text-box>
            <text:p text:style-name="P14"><text:span text:style-name="T6">tunn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Heiti Std R" style:font-family-asian="'Adobe Heiti Std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36:25.774024196</meta:creation-date>
    <dc:date>2025-01-16T11:58:01.241635872</dc:date>
    <meta:editing-duration>PT9M36S</meta:editing-duration>
    <meta:editing-cycles>2</meta:editing-cycles>
    <meta:generator>LibreOffice/24.2.7.2$Linux_X86_64 LibreOffice_project/420$Build-2</meta:generator>
    <meta:document-statistic meta:object-count="21"/>
  </office:meta>
</office:document-meta>
</file>